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3f784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a72e8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style:font-style-asian="italic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officeooo:paragraph-rsid="004249ab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362334"/>
    </style:style>
    <style:style style:name="P42" style:family="paragraph" style:parent-style-name="Standard">
      <style:paragraph-properties fo:text-align="justify" style:justify-single-word="false"/>
      <style:text-properties officeooo:paragraph-rsid="004249ab"/>
    </style:style>
    <style:style style:name="P4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5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4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7" style:family="paragraph" style:parent-style-name="Standard">
      <style:paragraph-properties fo:text-align="start" style:justify-single-word="false"/>
      <style:text-properties officeooo:paragraph-rsid="0037ace8"/>
    </style:style>
    <style:style style:name="P48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4" style:family="paragraph" style:parent-style-name="Text_20_body">
      <style:text-properties officeooo:paragraph-rsid="0038768f"/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6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17e45d" style:font-style-asian="italic"/>
    </style:style>
    <style:style style:name="T26" style:family="text">
      <style:text-properties fo:language="en" fo:country="US" fo:font-style="italic" officeooo:rsid="0022c5c6" style:font-style-asian="italic"/>
    </style:style>
    <style:style style:name="T27" style:family="text">
      <style:text-properties fo:language="en" fo:country="US" officeooo:rsid="00087b28"/>
    </style:style>
    <style:style style:name="T28" style:family="text">
      <style:text-properties fo:language="en" fo:country="US" officeooo:rsid="00098e31"/>
    </style:style>
    <style:style style:name="T29" style:family="text">
      <style:text-properties fo:language="en" fo:country="US" officeooo:rsid="0012c3ad"/>
    </style:style>
    <style:style style:name="T30" style:family="text">
      <style:text-properties fo:language="en" fo:country="US" officeooo:rsid="0022c5c6"/>
    </style:style>
    <style:style style:name="T31" style:family="text">
      <style:text-properties fo:language="en" fo:country="US" fo:font-style="normal" officeooo:rsid="0022c5c6" style:font-style-asian="normal" style:font-style-complex="normal"/>
    </style:style>
    <style:style style:name="T32" style:family="text">
      <style:text-properties style:font-name="Wingdings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style="italic" style:font-style-asian="italic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officeooo:rsid="0025f2ed" style:font-style-asian="italic" style:font-style-complex="italic"/>
    </style:style>
    <style:style style:name="T37" style:family="text">
      <style:text-properties fo:language="ru" fo:country="RU" fo:font-style="italic" officeooo:rsid="0015ffa6" style:font-style-asian="italic"/>
    </style:style>
    <style:style style:name="T38" style:family="text">
      <style:text-properties fo:language="ru" fo:country="RU" fo:font-style="italic" officeooo:rsid="0039652b" style:font-style-asian="italic"/>
    </style:style>
    <style:style style:name="T39" style:family="text">
      <style:text-properties fo:language="ru" fo:country="RU" fo:font-style="italic" officeooo:rsid="00459326" style:font-style-asian="italic"/>
    </style:style>
    <style:style style:name="T40" style:family="text">
      <style:text-properties fo:language="ru" fo:country="RU" officeooo:rsid="00087b28"/>
    </style:style>
    <style:style style:name="T41" style:family="text">
      <style:text-properties fo:language="ru" fo:country="RU" officeooo:rsid="000c548d"/>
    </style:style>
    <style:style style:name="T42" style:family="text">
      <style:text-properties fo:language="ru" fo:country="RU" officeooo:rsid="000e7ccf"/>
    </style:style>
    <style:style style:name="T43" style:family="text">
      <style:text-properties fo:language="ru" fo:country="RU" officeooo:rsid="0020ff30"/>
    </style:style>
    <style:style style:name="T44" style:family="text">
      <style:text-properties fo:language="ru" fo:country="RU" fo:font-style="normal" officeooo:rsid="003a72e8" style:font-style-asian="normal" style:font-style-complex="normal"/>
    </style:style>
    <style:style style:name="T45" style:family="text">
      <style:text-properties fo:language="ru" fo:country="RU" fo:font-style="normal" officeooo:rsid="00459326" style:font-style-asian="normal" style:font-style-complex="normal"/>
    </style:style>
    <style:style style:name="T46" style:family="text">
      <style:text-properties fo:language="ru" fo:country="RU" fo:font-style="normal" officeooo:rsid="0048366a" style:font-style-asian="normal" style:font-style-complex="normal"/>
    </style:style>
    <style:style style:name="T47" style:family="text">
      <style:text-properties fo:language="ru" fo:country="RU" officeooo:rsid="001e947a"/>
    </style:style>
    <style:style style:name="T48" style:family="text">
      <style:text-properties fo:language="ru" fo:country="RU" fo:font-weight="bold" officeooo:rsid="0023f784" style:font-weight-asian="bold" style:font-weight-complex="bold"/>
    </style:style>
    <style:style style:name="T49" style:family="text">
      <style:text-properties fo:language="ru" fo:country="RU" fo:font-weight="bold" officeooo:rsid="002eab44" style:font-weight-asian="bold" style:font-weight-complex="bold"/>
    </style:style>
    <style:style style:name="T50" style:family="text">
      <style:text-properties fo:language="ru" fo:country="RU" fo:font-weight="bold" officeooo:rsid="0037ace8" style:font-weight-asian="bold" style:font-weight-complex="bold"/>
    </style:style>
    <style:style style:name="T51" style:family="text">
      <style:text-properties fo:language="ru" fo:country="RU" fo:font-weight="bold" officeooo:rsid="001e947a" style:font-weight-asian="bold" style:font-weight-complex="bold"/>
    </style:style>
    <style:style style:name="T52" style:family="text">
      <style:text-properties fo:language="ru" fo:country="RU" fo:font-weight="bold" officeooo:rsid="004249ab" style:font-weight-asian="bold" style:font-weight-complex="bold"/>
    </style:style>
    <style:style style:name="T53" style:family="text">
      <style:text-properties fo:language="ru" fo:country="RU" fo:font-weight="normal" officeooo:rsid="0023f784" style:font-weight-asian="normal" style:font-weight-complex="normal"/>
    </style:style>
    <style:style style:name="T54" style:family="text">
      <style:text-properties fo:language="ru" fo:country="RU" fo:font-weight="normal" officeooo:rsid="002eab44" style:font-weight-asian="normal" style:font-weight-complex="normal"/>
    </style:style>
    <style:style style:name="T55" style:family="text">
      <style:text-properties fo:language="ru" fo:country="RU" fo:font-weight="normal" officeooo:rsid="0035e2f2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57" style:family="text">
      <style:text-properties fo:font-variant="normal" fo:text-transform="none" fo:color="#222222" fo:letter-spacing="normal"/>
    </style:style>
    <style:style style:name="T58" style:family="text">
      <style:text-properties fo:font-variant="normal" fo:text-transform="none" fo:color="#222222" fo:letter-spacing="normal" fo:language="en" fo:country="US" officeooo:rsid="0022c5c6"/>
    </style:style>
    <style:style style:name="T59" style:family="text">
      <style:text-properties officeooo:rsid="000b6bc9"/>
    </style:style>
    <style:style style:name="T60" style:family="text">
      <style:text-properties officeooo:rsid="0013d168"/>
    </style:style>
    <style:style style:name="T61" style:family="text">
      <style:text-properties officeooo:rsid="0014a155"/>
    </style:style>
    <style:style style:name="T62" style:family="text">
      <style:text-properties officeooo:rsid="0015f800"/>
    </style:style>
    <style:style style:name="T63" style:family="text">
      <style:text-properties officeooo:rsid="001d7cf6"/>
    </style:style>
    <style:style style:name="T64" style:family="text">
      <style:text-properties officeooo:rsid="00214222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23f784" style:font-weight-asian="normal" style:font-weight-complex="normal"/>
    </style:style>
    <style:style style:name="T67" style:family="text">
      <style:text-properties fo:font-weight="normal" officeooo:rsid="0035e2f2" style:font-weight-asian="normal" style:font-weight-complex="normal"/>
    </style:style>
    <style:style style:name="T68" style:family="text">
      <style:text-properties fo:font-weight="normal" officeooo:rsid="001e947a" style:font-weight-asian="normal" style:font-weight-complex="normal"/>
    </style:style>
    <style:style style:name="T69" style:family="text">
      <style:text-properties fo:font-weight="normal" officeooo:rsid="003fb138" style:font-weight-asian="normal" style:font-weight-complex="normal"/>
    </style:style>
    <style:style style:name="T70" style:family="text">
      <style:text-properties fo:font-weight="normal" officeooo:rsid="004249ab" style:font-weight-asian="normal" style:font-weight-complex="normal"/>
    </style:style>
    <style:style style:name="T71" style:family="text">
      <style:text-properties fo:font-weight="normal" officeooo:rsid="0035e2f2" style:font-weight-asian="normal" style:font-weight-complex="bold"/>
    </style:style>
    <style:style style:name="T72" style:family="text">
      <style:text-properties officeooo:rsid="0023f784"/>
    </style:style>
    <style:style style:name="T73" style:family="text">
      <style:text-properties fo:color="#000000" fo:language="ru" fo:country="RU" fo:font-style="italic" officeooo:rsid="0022c5c6" style:font-style-asian="italic" style:font-style-complex="normal"/>
    </style:style>
    <style:style style:name="T74" style:family="text">
      <style:text-properties officeooo:rsid="0025f2ed"/>
    </style:style>
    <style:style style:name="T75" style:family="text">
      <style:text-properties officeooo:rsid="002711f1"/>
    </style:style>
    <style:style style:name="T76" style:family="text">
      <style:text-properties officeooo:rsid="00290ba2"/>
    </style:style>
    <style:style style:name="T77" style:family="text">
      <style:text-properties officeooo:rsid="002cb41a"/>
    </style:style>
    <style:style style:name="T78" style:family="text">
      <style:text-properties officeooo:rsid="002e4e81"/>
    </style:style>
    <style:style style:name="T79" style:family="text">
      <style:text-properties officeooo:rsid="00306f3f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officeooo:rsid="001e947a"/>
    </style:style>
    <style:style style:name="T82" style:family="text">
      <style:text-properties officeooo:rsid="0032194c"/>
    </style:style>
    <style:style style:name="T83" style:family="text">
      <style:text-properties officeooo:rsid="0035e2f2"/>
    </style:style>
    <style:style style:name="T84" style:family="text">
      <style:text-properties officeooo:rsid="0023f784" style:font-weight-complex="bold"/>
    </style:style>
    <style:style style:name="T85" style:family="text">
      <style:text-properties officeooo:rsid="0039652b"/>
    </style:style>
    <style:style style:name="T86" style:family="text">
      <style:text-properties officeooo:rsid="003a72e8"/>
    </style:style>
    <style:style style:name="T87" style:family="text">
      <style:text-properties officeooo:rsid="0040735d"/>
    </style:style>
    <style:style style:name="T88" style:family="text">
      <style:text-properties officeooo:rsid="004098c8"/>
    </style:style>
    <style:style style:name="T89" style:family="text">
      <style:text-properties officeooo:rsid="004249ab"/>
    </style:style>
    <style:style style:name="T90" style:family="text">
      <style:text-properties officeooo:rsid="00459326"/>
    </style:style>
    <style:style style:name="T91" style:family="text">
      <style:text-properties officeooo:rsid="004685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 text:name="docs-internal-guid-6eb879a2-1fdc-a427-c0e8-a4fab1c01b70"/><text:span text:style-name="T56">План-1 Три в ряд - основная механика</text:span> </text:p>
      <text:p text:style-name="P46">Описание документа.</text:p>
      <text:p text:style-name="P26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7">. </text:span><text:span text:style-name="T40">Мы будем использовать двух </text:span><text:span text:style-name="T43">уровненную</text:span><text:span text:style-name="T40"> иерархию: </text:span><text:span text:style-name="T43">1-ый уровень </text:span><text:span text:style-name="T40">этап</text:span><text:span text:style-name="T43">ы</text:span><text:span text:style-name="T40"> </text:span><text:span text:style-name="T43">и 2-ой — уровень </text:span><text:span text:style-name="T40">задачи.</text:span></text:p>
      <text:p text:style-name="P40"/>
      <text:p text:style-name="P40">Весь проект(игра) состоит из отдельных частей:</text:p>
      <text:p text:style-name="P26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28">)</text:span></text:p>
      <text:p text:style-name="P26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6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6">- <text:span text:style-name="T9">бизнес-логика</text:span>. Т.е. механизмы <text:span text:style-name="T59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0"/>
      <text:p text:style-name="P26">Далее будет описан <text:span text:style-name="T9">План, </text:span>в конце плана будет готовый продукт, которым можно пользоваться и радоваться.</text:p>
      <text:p text:style-name="P26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6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0"/>
      <text:p text:style-name="P40">Каждый этап будет описан в следующем виде.</text:p>
      <text:p text:style-name="P40">Этап №: <text:span text:style-name="T9">Название Этапа</text:span></text:p>
      <text:p text:style-name="P43">Результат:</text:p>
      <text:p text:style-name="P40">Конечный результат этапа. Что мы сможем увидеть, потрогать, потыкать…</text:p>
      <text:p text:style-name="P44">Задачи:</text:p>
      <text:p text:style-name="P40"><text:tab/><text:span text:style-name="T7">№ - </text:span><text:span text:style-name="T35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6"><text:soft-page-break/>Тут описание - зачем делается эта задача, к чему мы придем и что получим, что можно будет увидеть, потыкать. <text:span text:style-name="T33">Каждая задача должна быть такой что бы её можно было сделать от 1 до 3 дней.</text:span></text:p>
      <text:p text:style-name="P38"/>
      <text:p text:style-name="P38">Этап 1. <text:span text:style-name="T9">Базовый функционал.</text:span></text:p>
      <text:p text:style-name="P26"><text:span text:style-name="T9">Результат: </text:span>результата внешне никакого<text:span text:style-name="T32"></text:span> пустой экран<text:span text:style-name="T32"></text:span> это всё программистская магия.<text:line-break/>Просто куча файлов с кодом <text:span text:style-name="T32"></text:span> Но всё это нужно для реализации дальнейших этапов.</text:p>
      <text:p text:style-name="P40"/>
      <text:p text:style-name="P44">Задачи:</text:p>
      <text:p text:style-name="P26">1 — <text:span text:style-name="T34">Установка базового кода </text:span><text:span text:style-name="T17">14.10.2017 - 19.10.2017</text:span></text:p>
      <text:p text:style-name="P26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6">2 — <text:span text:style-name="T7">Настройка базы данных 18.10.2017 — 19.10.2017</text:span></text:p>
      <text:p text:style-name="P26">Тут мы будем хранить данные пользователя, его очки, игровую валюту, <text:s/>и прочие данные.</text:p>
      <text:p text:style-name="P26">3 — Настройка приложения в<text:span text:style-name="T64">К</text:span>онтакте. <text:span text:style-name="T7">17.10.2017 — 19.10.2017</text:span></text:p>
      <text:p text:style-name="P26">После этой настро<text:span text:style-name="T61">й</text:span>ки можно будет открыть приложение игры, это будет пустой экран, но в базе данных уже созда<text:span text:style-name="T61">с</text:span>тся аккаунт игрока, например дата его первого входа в игру!</text:p>
      <text:p text:style-name="P26">4 — Анимацио<text:span text:style-name="T60">н</text:span>ный-спрайт. <text:span text:style-name="T16">19.10.2017 – 02.11.2017</text:span></text:p>
      <text:p text:style-name="P26">Создание элемента анимационного спрайта, последовательность кадров, с возможностью задать <text:span text:style-name="T64">изменение</text:span> координат, скорости смены кадров. Выведем примитивную анимацию на экран игры. Это понадобиться в дальнейшем;</text:p>
      <text:p text:style-name="P26">5 — Выплывающие ди<text:span text:style-name="T62">а</text:span>логовое окно. <text:span text:style-name="T16">02.11.2017 – </text:span><text:span text:style-name="T29">23</text:span><text:span text:style-name="T42">.06</text:span><text:span text:style-name="T41">.2018</text:span></text:p>
      <text:p text:style-name="P26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6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0"/>
      <text:p text:style-name="P44">Задачи:</text:p>
      <text:p text:style-name="P27"><text:span text:style-name="T8">1</text:span> <text:span text:style-name="T58">✓</text:span><text:span text:style-name="T30"> </text:span>— <text:span text:style-name="T85">Картинка карты</text:span><text:span text:style-name="T34"> </text:span><text:span text:style-name="T18">23.06.2018 – </text:span><text:span text:style-name="T19">10.07.2018</text:span></text:p>
      <text:p text:style-name="P8"/>
      <text:p text:style-name="P27"><text:span text:style-name="T34">2 </text:span><text:span text:style-name="T57">✓</text:span> <text:span text:style-name="T34">— Листалка </text:span><text:span text:style-name="T38">карты </text:span><text:span text:style-name="T34">влево и вправо </text:span><text:span text:style-name="T37">09.07.2018 — 10.07.2018</text:span></text:p>
      <text:p text:style-name="P7"/>
      <text:p text:style-name="P67"><text:span text:style-name="T34">3 </text:span><text:s/><text:span text:style-name="T57">✓ </text:span><text:span text:style-name="T34">— </text:span><text:span text:style-name="T39">Т</text:span><text:span text:style-name="T34">очк</text:span><text:span text:style-name="T39">и пути</text:span><text:span text:style-name="T34">; </text:span><text:span text:style-name="T37">10.07.2018 — </text:span><text:span text:style-name="T25">12.17.2018</text:span></text:p>
      <text:p text:style-name="P7"><text:span text:style-name="T90">Номер точки, серая — не доступна</text:span>, <text:span text:style-name="T91">желтая — пройдена </text:span>, красный - текущая</text:p>
      <text:p text:style-name="P30"><text:span text:style-name="T24">4</text:span><text:span text:style-name="T31"> </text:span><text:span text:style-name="T73">—</text:span><text:span text:style-name="T31"> </text:span><text:span text:style-name="T44">Звезды </text:span><text:span text:style-name="T45">над </text:span><text:span text:style-name="T44">точк</text:span><text:span text:style-name="T45">ой </text:span><text:span text:style-name="T46">19.03.2019 - </text:span></text:p>
      <text:p text:style-name="P66"/>
      <text:p text:style-name="P34"><text:span text:style-name="T30">5</text:span> — Сундуки</text:p>
      <text:p text:style-name="P35"><text:span text:style-name="T86">А</text:span>нимировнный сундук, <text:s/>кол-во собра<text:span text:style-name="T72">н</text:span>ных звёзд.</text:p>
      <text:p text:style-name="P28"><text:span text:style-name="T26">6</text:span><text:span text:style-name="T34"> </text:span><text:s/><text:span text:style-name="T34">— Нажатие на точку; </text:span></text:p>
      <text:p text:style-name="P7"><text:span text:style-name="T90">О</text:span>кно <text:span text:style-name="T90">покажет:</text:span> номер уровня, кол-во звёзд <text:span text:style-name="T79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3">Результат: <text:span text:style-name="T69">П</text:span><text:span text:style-name="T67">оиграть в 3 вряд, заработать очки, достигнуть цели игр, и открывать последовательно точки!</text:span></text:p>
      <text:p text:style-name="P40"/>
      <text:p text:style-name="P44">Задачи:</text:p>
      <text:p text:style-name="P26">1 — <text:span text:style-name="T35">Игровое поле </text:span><text:span text:style-name="T20">14.07.2018 – </text:span><text:span text:style-name="T21">17.07.2018</text:span></text:p>
      <text:p text:style-name="P10"><text:span text:style-name="T87">П</text:span>оле 6 в длину и 4 в высоту, пустое.</text:p>
      <text:p text:style-name="P26">2 — <text:span text:style-name="T35">Случайное заполнение</text:span><text:span text:style-name="T21"> 15.07.2018 – 18.07.2018</text:span></text:p>
      <text:p text:style-name="P10"><text:span text:style-name="T90">З</text:span>аполн<text:span text:style-name="T90">им поле </text:span>случ<text:span text:style-name="T74">ай</text:span>ным<text:span text:style-name="T90">и</text:span> камнями.</text:p>
      <text:p text:style-name="P26">3 — <text:span text:style-name="T35">Клик и двойной клик с обменом </text:span><text:span text:style-name="T21">17.07.2018 – 19.07.2018</text:span></text:p>
      <text:p text:style-name="P10"><text:span text:style-name="T90">К</text:span>лик<text:span text:style-name="T90">аем</text:span> на камень, затем на второй и <text:span text:style-name="T90">видим</text:span> анимацию обмена;</text:p>
      <text:p text:style-name="P26">4 — <text:span text:style-name="T35">Уничтожение линии </text:span><text:span text:style-name="T22">19.07.2018 – </text:span><text:span text:style-name="T23">23.07.2018</text:span></text:p>
      <text:p text:style-name="P10">При выполнении обмена, если получается линия горизонтальная или вертикальная длиной от 3 до 5, то мы её уничтожаем.</text:p>
      <text:p text:style-name="P26">5 — <text:span text:style-name="T35">Падение камней </text:span><text:span text:style-name="T21">16.07.2018 – 18.07.2018</text:span></text:p>
      <text:p text:style-name="P10">После унич<text:span text:style-name="T74">т</text:span>ожения линии, делаем падение камней заполняя пустые сверху, новыми случайными камнями.</text:p>
      <text:p text:style-name="P26">6 — <text:span text:style-name="T35">Цели: </text:span><text:span text:style-name="T36">таблица вида: </text:span><text:span text:style-name="T35">цвет </text:span><text:span text:style-name="T36">камня </text:span><text:span text:style-name="T35">— количество </text:span></text:p>
      <text:p text:style-name="P10">Перед игрой будет появляется окно с указанием <text:span text:style-name="T63">списка</text:span> цел<text:span text:style-name="T63">ей</text:span>, т.е. Цвета камня и кол-во которое необходимо собрать. <text:span text:style-name="T75">Например</text:span>: <text:span text:style-name="T75">синих — 5, желтых — 3.</text:span></text:p>
      <text:p text:style-name="P10">7 — Индикатор ходов</text:p>
      <text:p text:style-name="P10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0">8 — Индикатор целей</text:p>
      <text:p text:style-name="P10"><text:span text:style-name="T90">Ч</text:span>исло обозначающие кол-во целей; <text:span text:style-name="T87">Собрал все цели - </text:span>игра <text:span text:style-name="T87">завершилась</text:span>;</text:p>
      <text:p text:style-name="P10">Появляется окно «Уровень пройден!»</text:p>
      <text:p text:style-name="P12">9 — Очки</text:p>
      <text:p text:style-name="P12"><text:s/><text:span text:style-name="T90">И</text:span>ндикатор очков, и кол-во заработанных звёзд. 1 звезда, 2 или 3 звезды</text:p>
      <text:p text:style-name="P58"/>
      <text:p text:style-name="P58"/>
      <text:p text:style-name="P63"><text:span text:style-name="T81">Этап 4. <text:s/></text:span><text:span text:style-name="T12">Друзья</text:span></text:p>
      <text:p text:style-name="P21"><text:span text:style-name="T84">Результат: </text:span><text:span text:style-name="T67">Мы увидим своих друзей и их очки на точках и номер точки на которой они находятся, сможем приглашать друзей.</text:span></text:p>
      <text:p text:style-name="P41"/>
      <text:p text:style-name="P56">Задачи:</text:p>
      <text:p text:style-name="P16"><text:span text:style-name="T72">1 — </text:span>Панель друзей;</text:p>
      <text:p text:style-name="P16">Внизу показать список <text:s/>друзей, кнопку пригласить друзей, уровень друга</text:p>
      <text:p text:style-name="P16">2 — <text:span text:style-name="T80">Друзья на точка</text:span></text:p>
      <text:p text:style-name="P9">Показать друзей на точках, и первых трех на точке по очкам в диалоговом окне точки</text:p>
      <text:p text:style-name="P55"/>
      <text:p text:style-name="P17"/>
      <text:p text:style-name="P36"><text:span text:style-name="T66">Э</text:span><text:span text:style-name="T65">тап </text:span><text:span text:style-name="T70">5</text:span><text:span text:style-name="T11">. </text:span><text:span text:style-name="T13">Общие</text:span></text:p>
      <text:p text:style-name="P19"><text:span text:style-name="T84">Результат: </text:span><text:span text:style-name="T67">Появятся жизни, экран загрузки.</text:span></text:p>
      <text:p text:style-name="P41"/>
      <text:p text:style-name="P23">Задачи:</text:p>
      <text:p text:style-name="P13"><text:span text:style-name="T78">1 — Стартовое о</text:span>кно загрузки приложения;</text:p>
      <text:p text:style-name="P14">Вначале будет <text:span text:style-name="T83">крутилка</text:span> загрузки игры.</text:p>
      <text:p text:style-name="P14">2 — Окно загрузки следующей карты;</text:p>
      <text:p text:style-name="P18">Все карты не загрузить. Нужно отображать процесс загрузки</text:p>
      <text:p text:style-name="P15">3 — Индикатор жизней</text:p>
      <text:p text:style-name="P15">Показывать кол-во жизней.</text:p>
      <text:p text:style-name="P15">4 — Восстановление жизней по таймеру</text:p>
      <text:p text:style-name="P15">Показать таймер и по его истечению восстановить жизнь!</text:p>
      <text:p text:style-name="P16">5 — Настройки</text:p>
      <text:p text:style-name="P16">Появиться кнопка «Шестеренка» настроек, по нажатию будут выпадать опции: вкл\выкл: звука, музыки;</text:p>
      <text:p text:style-name="P49"/>
      <text:p text:style-name="P54"/>
      <text:p text:style-name="P61">Этап <text:span text:style-name="T89">6</text:span>. <text:span text:style-name="T11">Инструменты</text:span></text:p>
      <text:p text:style-name="P22"><text:span text:style-name="T84">Результат: </text:span><text:span text:style-name="T71">Можно будет пользоваться молотком, вихрем и молнией!</text:span></text:p>
      <text:p text:style-name="P29"/>
      <text:p text:style-name="P24">Задачи:</text:p>
      <text:p text:style-name="P50"><text:tab/>1 — Молоток</text:p>
      <text:p text:style-name="P50"><text:tab/><text:span text:style-name="T88">Р</text:span>азбивает один камень!</text:p>
      <text:p text:style-name="P50"><text:tab/>2 — Вихрь</text:p>
      <text:p text:style-name="P50"><text:tab/><text:span text:style-name="T88">М</text:span>ешает все камни в случайном порядке!</text:p>
      <text:p text:style-name="P50"><text:tab/>3 — Молния</text:p>
      <text:p text:style-name="P50"><text:tab/><text:span text:style-name="T88">У</text:span>ничтожает целый ряд!</text:p>
      <text:p text:style-name="P54"/>
      <text:p text:style-name="P5">Этап <text:span text:style-name="T89">7</text:span>. <text:span text:style-name="T9">Сундуки</text:span></text:p>
      <text:p text:style-name="P39"/>
      <text:p text:style-name="P31"><text:span text:style-name="T9">Результат: </text:span>При <text:span text:style-name="T76">выигрыши</text:span>, будут <text:span text:style-name="T76">начисляться </text:span>звёзды на сундуках, сундуки будут открываться и выдавать призы.</text:p>
      <text:p text:style-name="P42"/>
      <text:p text:style-name="P45">Задачи:</text:p>
      <text:p text:style-name="P31">1 — <text:span text:style-name="T35">Информация на закрытом сундуке</text:span></text:p>
      <text:p text:style-name="P11">При нажатии на закрытый сундук будет <text:span text:style-name="T77">проявляться</text:span> окно «СУНДУК ЗАКРЫТ».</text:p>
      <text:p text:style-name="P25">2 — <text:span text:style-name="T72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1">Этап 8. <text:span text:style-name="T11">Монеты</text:span></text:p>
      <text:p text:style-name="P20"><text:span text:style-name="T84">Результат: </text:span><text:span text:style-name="T67">Можно будет произвести покупку внутренней валюты</text:span></text:p>
      <text:p text:style-name="P41"/>
      <text:p text:style-name="P23">Задачи:</text:p>
      <text:p text:style-name="P50"><text:tab/>1 — Индикатор внутренней валюты(монет)</text:p>
      <text:p text:style-name="P50"><text:tab/>Появится индикатор внутренней валюты</text:p>
      <text:p text:style-name="P50"><text:tab/>2 — Покупка внутренней валюты</text:p>
      <text:p text:style-name="P50"><text:tab/>Рядом с индикатором можно будет нажать кнопку (+) и появиться окно покупки монет.</text:p>
      <text:p text:style-name="P53">Будет таблица : </text:p>
      <text:p text:style-name="P53">10 монет за 3 голоса, </text:p>
      <text:p text:style-name="P53">100 монет за 20 голоса и т.д.</text:p>
      <text:p text:style-name="P53"><text:tab/><text:tab/></text:p>
      <text:p text:style-name="P50"><text:tab/><text:span text:style-name="T83">3 — Покупка Инструментов</text:span></text:p>
      <text:p text:style-name="P52"><text:tab/>Можно будет купить молоток, вихрь и молнии за монеты;</text:p>
      <text:p text:style-name="P50"/>
      <text:p text:style-name="P50"/>
      <text:p text:style-name="P62">Этап 9. Нагрузочное тестирование</text:p>
      <text:p text:style-name="P29"><text:span text:style-name="T48">Результат: </text:span><text:span text:style-name="T55">Очень важно знать, что игра не упадет после запуска! </text:span></text:p>
      <text:p text:style-name="P57">Задачи:</text:p>
      <text:p text:style-name="P51"><text:tab/>1 — Анализ</text:p>
      <text:p text:style-name="P51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1"><text:tab/>2 — Инструментарий</text:p>
      <text:p text:style-name="P51">Создать инструменты для тестирования ключевых нагрузок: пиковой, суточной и т.д.</text:p>
      <text:p text:style-name="P51"><text:tab/>3 — Провести тестирование</text:p>
      <text:p text:style-name="P51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47">Этап 1. <text:span text:style-name="T9">Базовый функционал.</text:span></text:p>
      <text:p text:style-name="P47">Этап 2. <text:span text:style-name="T9">Карта и путь</text:span></text:p>
      <text:p text:style-name="P47"><text:span text:style-name="T65">Этап 3</text:span><text:span text:style-name="T9">. Игр</text:span><text:span text:style-name="T10">овое пол</text:span><text:span text:style-name="T14">е</text:span></text:p>
      <text:p text:style-name="P47"><text:span text:style-name="T68">Этап 4</text:span><text:span text:style-name="T10">. </text:span><text:span text:style-name="T15">Друзья</text:span></text:p>
      <text:p text:style-name="P59"><text:span text:style-name="T47">Этап 5. <text:s/></text:span><text:span text:style-name="T52">Общие</text:span></text:p>
      <text:p text:style-name="P60"><text:span text:style-name="T53">Этап 6</text:span><text:span text:style-name="T48">. </text:span><text:span text:style-name="T49">Инструменты</text:span></text:p>
      <text:p text:style-name="P60"><text:span text:style-name="T54">Этап 7</text:span><text:span text:style-name="T49">. </text:span><text:span text:style-name="T51">Сундуки</text:span></text:p>
      <text:p text:style-name="P59"><text:span text:style-name="T54">Этап 8</text:span><text:span text:style-name="T49">. Монет</text:span><text:span text:style-name="T50">ы</text:span></text:p>
      <text:p text:style-name="P59"><text:span text:style-name="T54">Этап 9</text:span><text:span text:style-name="T49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37">Мы будем просто копировать игру «Сокровища пиратов» </text:p>
      <text:p text:style-name="P32">https://vk.com/app3882511?cid=false</text:p>
      <text:p text:style-name="P48"><text:tab/>В этом плане создадим основные механизмы игры, так что вся графика будет абстрактной.</text:p>
      <text:p text:style-name="P48"><text:tab/><text:span text:style-name="T82">Реализация</text:span> конкретной версии игры 3 в ряд будет в “Плане-2”</text:p>
      <text:p text:style-name="P48"><text:tab/>В “Плане-3”  будут реализовываться дополнительные <text:span text:style-name="T82">функционалы</text:span>, такие как “колесо фортуны” например.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92</meta:editing-cycles>
    <meta:print-date>2014-11-19T10:06:00</meta:print-date>
    <meta:creation-date>2014-11-18T13:34:00</meta:creation-date>
    <dc:date>2019-03-19T21:43:08.214000000</dc:date>
    <meta:editing-duration>P16DT13H22M15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39" meta:word-count="1201" meta:character-count="8178" meta:non-whitespace-character-count="70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